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57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time" table:style-name="ta1">
        <table:shapes>
          <draw:frame draw:z-index="0" draw:style-name="gr1" draw:text-style-name="P1" svg:width="453.51pt" svg:height="255.09pt" svg:x="195.59pt" svg:y="2.83pt">
            <draw:object draw:notify-on-update-of-ranges="runtime.B1:runtime.B1 runtime.B2:runtime.B882 runtime.C1:runtime.C1 runtime.C2:runtime.C882 runtime.D1:runtime.D1 runtime.D2:runtime.D8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<text:s text:c="2"/>Heap Add</text:p>
          </table:table-cell>
          <table:table-cell office:value-type="string" calcext:value-type="string">
            <text:p><text:s text:c="2"/>LL Add</text:p>
          </table:table-cell>
          <table:table-cell office:value-type="string" calcext:value-type="string">
            <text:p><text:s text:c="4"/>STL A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4" calcext:value-type="float">
            <text:p>4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87" calcext:value-type="float">
            <text:p>8.7E-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36" calcext:value-type="float">
            <text:p>3.6E-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59" calcext:value-type="float">
            <text:p>0.00015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11" calcext:value-type="float">
            <text:p>1.1E-0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20:13:43.336114287</dc:date>
    <meta:editing-duration>PT17H52M53S</meta:editing-duration>
    <meta:editing-cycles>1</meta:editing-cycles>
    <meta:document-statistic meta:table-count="1" meta:cell-count="3528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000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/>
    </style:style>
    <style:style style:name="ch9" style:family="chart" style:data-style-name="N0">
      <style:chart-properties chart:symbol-type="none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102cm" svg:stroke-color="#ff420e"/>
    </style:style>
    <style:style style:name="ch11" style:family="chart" style:data-style-name="N0">
      <style:chart-properties chart:symbol-type="none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42cm" svg:y="2.938cm" style:legend-expansion="high" chart:style-name="ch2"/>
        <chart:plot-area chart:style-name="ch3" table:cell-range-address="runtime.B1:runtime.D882" chart:data-source-has-labels="row" svg:x="0.32cm" svg:y="0.18cm" svg:width="10.502cm" svg:height="8.64cm">
          <chartooo:coordinate-region svg:x="4.085cm" svg:y="0.382cm" svg:width="6.737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untime.B2:runtime.B882" chart:label-cell-address="runtime.B1:runtime.B1" chart:class="chart:line">
            <chart:regression-curve chart:style-name="ch8"/>
            <chart:data-point chart:repeated="881"/>
          </chart:series>
          <chart:series chart:style-name="ch9" chart:values-cell-range-address="runtime.C2:runtime.C882" chart:label-cell-address="runtime.C1:runtime.C1" chart:class="chart:line">
            <chart:regression-curve chart:style-name="ch10"/>
            <chart:data-point chart:repeated="881"/>
          </chart:series>
          <chart:series chart:style-name="ch11" chart:values-cell-range-address="runtime.D2:runtime.D882" chart:label-cell-address="runtime.D1:runtime.D1" chart:class="chart:line">
            <chart:regression-curve chart:style-name="ch12"/>
            <chart:data-point chart:repeated="8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Heap Add</text:p>
                <draw:g>
                  <svg:desc>runtime.B1:runtime.B1</svg:desc>
                </draw:g>
              </table:table-cell>
              <table:table-cell office:value-type="string">
                <text:p>  LL Add</text:p>
                <draw:g>
                  <svg:desc>runtime.C1:runtime.C1</svg:desc>
                </draw:g>
              </table:table-cell>
              <table:table-cell office:value-type="string">
                <text:p>    STL Add</text:p>
                <draw:g>
                  <svg:desc>runtime.D1:run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5">
                <text:p>0.000015</text:p>
                <draw:g>
                  <svg:desc>runtime.B2:runtime.B882</svg:desc>
                </draw:g>
              </table:table-cell>
              <table:table-cell office:value-type="float" office:value="0.000005">
                <text:p>0.000005</text:p>
                <draw:g>
                  <svg:desc>runtime.C2:runtime.C882</svg:desc>
                </draw:g>
              </table:table-cell>
              <table:table-cell office:value-type="float" office:value="0.000009">
                <text:p>0.000009</text:p>
                <draw:g>
                  <svg:desc>runtime.D2:runtime.D8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4">
                <text:p>0.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">
                <text:p>0.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2">
                <text:p>0.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